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f09" officeooo:paragraph-rsid="00034f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is is test file for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28:00.759280994</meta:creation-date>
    <dc:date>2017-10-25T10:28:32.275693243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5" meta:non-whitespace-character-count="29"/>
    <meta:generator>LibreOffice/4.2.8.2$Linux_X86_64 LibreOffice_project/420m0$Build-2</meta:generator>
  </office:meta>
</office:document-meta>
</file>